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outline1">
      <style:graphic-properties draw:fill-color="#ffffff" draw:auto-grow-height="true" fo:min-height="19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family="Arial" style:font-style-name="Regular" style:font-family-generic="swiss" style:font-pitch="variable" fo:font-size="1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3" style:family="text">
      <style:text-properties fo:font-family="Arial" style:font-family-generic="roman" style:font-pitch="variable" fo:font-size="14pt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size="14pt"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Equivalencia entre MEF's com e sem transição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">Sempre existe jeito de representar uma MEFind com transição com uma MEFind sem transição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Se exister fecho(q0)_</text:span><text:span text:style-name="T2">Є</text:span><text:span text:style-name="T3"> (se sem nenhuma entrada for possível chegar a um estado final) o estado q0 vai ser uma das respostas do MEFind sem transição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Expressões Regulares</text:p>
          </draw:text-box>
        </draw:frame>
        <draw:frame presentation:style-name="pr2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">Usar a álgebra para definir tipos abstratos de dados. Ou seja definir as esquações de algoritmos para deixar o mais genérico possível.</text:span></text:p>
              </text:list-item>
            </text:list>
            <text:list text:style-name="L2">
              <text:list-item>
                <text:p text:style-name="P2"><text:span text:style-name="T1">Introdução de Algebra.</text:span></text:p>
              </text:list-item>
            </text:list>
            <text:list text:style-name="L2">
              <text:list-item>
                <text:p text:style-name="P2"><text:span text:style-name="T1">Uma especificação algebrica é dada por SPEC=(S,O,E). Onde (SO) definem a assinatura da algebra e semantica da álgebra.</text:span><text:span text:style-name="T1"><text:line-break/></text:span><text:span text:style-name="T1">Exemplos: (Action1) </text:span><text:span text:style-name="T1"><text:line-break/></text:span><text:span text:style-name="T1">Type Boolean is</text:span><text:span text:style-name="T1"><text:line-break/></text:span><text:span text:style-name="T1">sorts bool</text:span><text:span text:style-name="T1"><text:line-break/></text:span><text:span text:style-name="T1">opns true,false :-&gt; bool</text:span><text:span text:style-name="T1"><text:line-break/></text:span><text:span text:style-name="T1"><text:tab/></text:span><text:span text:style-name="T1">not : bool -&gt; bool</text:span><text:span text:style-name="T1"><text:line-break/></text:span><text:span text:style-name="T1"><text:tab/></text:span><text:span text:style-name="T4">eq</text:span><text:span text:style-name="T1"> : bool, bool -&gt; bool</text:span><text:span text:style-name="T1"><text:line-break/></text:span><text:span text:style-name="T1">(* {false, true, not(true), not(false), not(true) eq false, not(false) eq true, ...} *)</text:span><text:span text:style-name="T1"><text:line-break/></text:span><text:span text:style-name="T1"><text:line-break/></text:span><text:span text:style-name="T1">eq2 <text:s text:c="3"/>for all x:bool (* domínio *)</text:span><text:span text:style-name="T1"><text:line-break/></text:span><text:span text:style-name="T1"><text:tab/></text:span><text:span text:style-name="T1">ofsort bool <text:s text:c="3"/>(* Imagem *)</text:span><text:span text:style-name="T1"><text:line-break/></text:span><text:span text:style-name="T1"><text:tab/></text:span><text:span text:style-name="T1">not(true) = false,</text:span><text:span text:style-name="T1"><text:line-break/></text:span><text:span text:style-name="T1"><text:tab/></text:span><text:span text:style-name="T1">not(false) = true,</text:span><text:span text:style-name="T1"><text:line-break/></text:span><text:span text:style-name="T1"><text:tab/></text:span><text:span text:style-name="T1">x eq true = x,</text:span><text:span text:style-name="T1"><text:line-break/></text:span><text:span text:style-name="T1"><text:tab/></text:span><text:span text:style-name="T1">x eq false = not(x)</text:span><text:span text:style-name="T1"><text:line-break/></text:span><text:span text:style-name="T1">endtype (* boolean *)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5" draw:layer="layout" svg:width="26.035cm" svg:height="19.575cm" svg:x="1.27cm" svg:y="0.745cm" presentation:class="outline" presentation:user-transformed="true">
          <draw:text-box>
            <text:list text:style-name="L2">
              <text:list-item>
                <text:p text:style-name="P2"><text:span text:style-name="T1">Type Natural is</text:span><text:span text:style-name="T1"><text:line-break/></text:span><text:span text:style-name="T1">sorts nat</text:span><text:span text:style-name="T1"><text:line-break/></text:span><text:span text:style-name="T1">opns 0:-&gt; nat</text:span><text:span text:style-name="T1"><text:line-break/></text:span><text:span text:style-name="T1"><text:tab/></text:span><text:span text:style-name="T1">succ : nat-&gt;nat</text:span><text:span text:style-name="T1"><text:line-break/></text:span><text:span text:style-name="T1"><text:tab/></text:span><text:span text:style-name="T1">_+_: nat, nat -&gt; nat</text:span><text:span text:style-name="T1"><text:line-break/></text:span><text:span text:style-name="T1">(* {0,succ(0), succ( succ(0)), (0+succ(0)), (succ(succ(0))+succ(0)), ...} *)</text:span><text:span text:style-name="T1"><text:line-break/></text:span><text:span text:style-name="T1"><text:line-break/></text:span><text:span text:style-name="T1">eqns forall x,y:nat (* domínio *)</text:span><text:span text:style-name="T1"><text:line-break/></text:span><text:span text:style-name="T1"><text:tab/></text:span><text:span text:style-name="T1">ofsort nat (* Imagem *)</text:span><text:span text:style-name="T1"><text:line-break/></text:span><text:span text:style-name="T1"><text:tab/></text:span><text:span text:style-name="T1">x+0=x</text:span><text:span text:style-name="T1"><text:line-break/></text:span><text:span text:style-name="T1"><text:tab/></text:span><text:span text:style-name="T1">x+succ(y) = succ(x+y)</text:span><text:span text:style-name="T1"><text:line-break/></text:span><text:span text:style-name="T1">endtype (* naturais *)</text:span><text:span text:style-name="T1"><text:line-break/></text:span><text:span text:style-name="T1"><text:line-break/></text:span><text:span text:style-name="T1">2+3 -&gt; succ(succ(0))+succ(succ(succ(0)))= succ( <text:s text:c="2"/>(succ(succ(0)) + succ(succ(0)) ) = succ (succ (succ(0)))+succ(0) = succ(succ(succ(succ(succ(0))))).</text:span><text:span text:style-name="T1"><text:line-break/></text:span><text:span text:style-name="T1"><text:line-break/></text:span><text:span text:style-name="T1"/></text:p>
              </text:list-item>
            </text:list>
            <text:list text:style-name="L2">
              <text:list-item>
                <text:p text:style-name="P2"><text:span text:style-name="T1">É possível também incluir bibliotecas já criadas:</text:span><text:span text:style-name="T1"><text:line-break/></text:span><text:span text:style-name="T1"><text:line-break/></text:span><text:span text:style-name="T1">library Naturais, Booleans endlib</text:span><text:span text:style-name="T1"><text:line-break/></text:span><text:span text:style-name="T1">type NaturaisExtra is Naturais, Boolean</text:span><text:span text:style-name="T1"><text:line-break/></text:span><text:span text:style-name="T1"><text:tab/></text:span><text:span text:style-name="T1">opns <text:s/>par, impar: nat -&gt; bool</text:span><text:span text:style-name="T1"><text:line-break/></text:span><text:span text:style-name="T1"><text:tab/></text:span><text:span text:style-name="T1">eqns forall x:nat <text:s/>(* dominio *)</text:span><text:span text:style-name="T1"><text:line-break/></text:span><text:span text:style-name="T1"><text:tab/></text:span><text:span text:style-name="T1">ofsort bool (* Imagem *)</text:span><text:span text:style-name="T1"><text:line-break/></text:span><text:span text:style-name="T1"><text:tab/></text:span><text:span text:style-name="T1">par(0) = true</text:span><text:span text:style-name="T1"><text:line-break/></text:span><text:span text:style-name="T1"><text:tab/></text:span><text:span text:style-name="T1">impar()=false</text:span><text:span text:style-name="T1"><text:line-break/></text:span><text:span text:style-name="T1"><text:tab/></text:span><text:span text:style-name="T1">par(succ(x)) = impar(x),</text:span><text:span text:style-name="T1"><text:line-break/></text:span><text:span text:style-name="T1"><text:tab/></text:span><text:span text:style-name="T1">impar(succ(x)) = par(x),</text:span><text:span text:style-name="T1"><text:line-break/></text:span><text:span text:style-name="T1">endtype (*Natural extra*)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Expressões Regulare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eja l1= {10,1} e l2={011,11}<text:line-break/>l1l2 = {10011,111} (concatenado)<text:line-break/></text:p>
              </text:list-item>
            </text:list>
            <text:list text:style-name="L2">
              <text:list-item>
                <text:p text:style-name="P2">Fecho (kleene) = {e,10,1,1010,101,110,11}<text:line-break/>l° = e<text:line-break/>l¹ = {10,1}<text:line-break/>l² = {101,110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Fábio Navarro</meta:initial-creator>
    <meta:creation-date>2006-08-31T14:19:58</meta:creation-date>
    <dc:creator>Fábio Navarro</dc:creator>
    <dc:date>2006-08-31T17:32:15</dc:date>
    <dc:language>en-US</dc:language>
    <meta:editing-cycles>4</meta:editing-cycles>
    <meta:editing-duration>PT2H33M37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